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3f2" officeooo:paragraph-rsid="000bf3f2" style:font-weight-asian="bold" style:font-weight-complex="bold"/>
    </style:style>
    <style:style style:name="P2" style:family="paragraph" style:parent-style-name="Standard">
      <style:text-properties fo:font-weight="bold" officeooo:rsid="000bf3f2" officeooo:paragraph-rsid="000ca0ad" style:font-weight-asian="bold" style:font-weight-complex="bold"/>
    </style:style>
    <style:style style:name="P3" style:family="paragraph" style:parent-style-name="Standard">
      <style:text-properties fo:font-weight="bold" officeooo:rsid="000ca0ad" officeooo:paragraph-rsid="000ca0a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a0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SIMPILCATION OF CFG – USELESS SYMBOL (ASSIGNMENT)</text:p>
      <text:p text:style-name="P1"/>
      <text:p text:style-name="P1">1) <text:span text:style-name="T1">S -&gt; aAa</text:span></text:p>
      <text:p text:style-name="P1"><text:span text:style-name="T1"><text:s text:c="4"/>A -&gt; Sb / bCC</text:span></text:p>
      <text:p text:style-name="P1"><text:span text:style-name="T1"><text:s text:c="4"/>C -&gt; abb</text:span></text:p>
      <text:p text:style-name="P1"><text:span text:style-name="T1"><text:s text:c="4"/>E -&gt; ac</text:span></text:p>
      <text:p text:style-name="P1"><text:span text:style-name="T1"/></text:p>
      <text:p text:style-name="P1"><text:span text:style-name="T1">=&gt; S -&gt; aAa</text:span></text:p>
      <text:p text:style-name="P1"><text:span text:style-name="T1"><text:s text:c="5"/>A -&gt; Sb / bCC</text:span></text:p>
      <text:p text:style-name="P1"><text:span text:style-name="T1"><text:s text:c="5"/>C -&gt; abb</text:span></text:p>
      <text:p text:style-name="P1"><text:span text:style-name="T1">(E is unreachable state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2) <text:span text:style-name="T1">S -&gt; aBa / BC</text:span></text:p>
      <text:p text:style-name="P1"><text:span text:style-name="T1"><text:s text:c="4"/>A -&gt; ac / BCC</text:span></text:p>
      <text:p text:style-name="P1"><text:span text:style-name="T1"><text:s text:c="4"/>C -&gt; a</text:span></text:p>
      <text:p text:style-name="P1"><text:span text:style-name="T1"><text:s text:c="4"/>B -&gt; bcc</text:span></text:p>
      <text:p text:style-name="P1"><text:span text:style-name="T1"><text:s text:c="4"/>D -&gt; E</text:span></text:p>
      <text:p text:style-name="P1"><text:span text:style-name="T1"><text:s text:c="4"/>E -&gt; d</text:span></text:p>
      <text:p text:style-name="P1"><text:span text:style-name="T1"/></text:p>
      <text:p text:style-name="P1"><text:span text:style-name="T1">=&gt; S -&gt; aBa / BC</text:span></text:p>
      <text:p text:style-name="P1"><text:span text:style-name="T1"><text:s text:c="5"/>A -&gt; ac / BCC</text:span></text:p>
      <text:p text:style-name="P1"><text:span text:style-name="T1"><text:s text:c="5"/>C -&gt; a</text:span></text:p>
      <text:p text:style-name="P1"><text:span text:style-name="T1"><text:s text:c="5"/>B -&gt; bcc</text:span></text:p>
      <text:p text:style-name="P1"><text:span text:style-name="T1"><text:s text:c="5"/>D -&gt; E</text:span></text:p>
      <text:p text:style-name="P1"><text:span text:style-name="T1">(E is unreachable state)</text:span></text:p>
      <text:p text:style-name="P1"><text:span text:style-name="T1"><text:s text:c="4"/></text:span></text:p>
      <text:p text:style-name="P1"><text:span text:style-name="T1">=&gt; S -&gt; aBa / BC</text:span></text:p>
      <text:p text:style-name="P1"><text:span text:style-name="T1"><text:s text:c="5"/>A -&gt; ac / BCC</text:span></text:p>
      <text:p text:style-name="P1"><text:span text:style-name="T1"><text:s text:c="5"/>C -&gt; a</text:span></text:p>
      <text:p text:style-name="P1"><text:span text:style-name="T1"><text:s text:c="5"/>B -&gt; bcc</text:span></text:p>
      <text:p text:style-name="P2"><text:span text:style-name="T1">(</text:span><text:span text:style-name="T2">D</text:span><text:span text:style-name="T1"> is unreachable </text:span><text:span text:style-name="T2">and non-productive</text:span><text:span text:style-name="T1"> state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3) <text:span text:style-name="T1">S</text:span> <text:span text:style-name="T1">-&gt; aAa</text:span></text:p>
      <text:p text:style-name="P3"><text:span text:style-name="T1"><text:s text:c="4"/>A -&gt; bBB</text:span></text:p>
      <text:p text:style-name="P3"><text:span text:style-name="T1"><text:s text:c="4"/>B -&gt; ab</text:span></text:p>
      <text:p text:style-name="P2"><text:span text:style-name="T1"><text:s text:c="4"/></text:span><text:span text:style-name="T2">C -&gt; aB</text:span></text:p>
      <text:p text:style-name="P2"><text:span text:style-name="T2"/></text:p>
      <text:p text:style-name="P3"><text:span text:style-name="T1">=&gt; S</text:span> <text:span text:style-name="T1">-&gt; aAa</text:span></text:p>
      <text:p text:style-name="P3"><text:span text:style-name="T1"><text:s text:c="5"/>A -&gt; bBB</text:span></text:p>
      <text:p text:style-name="P3"><text:span text:style-name="T1"><text:s text:c="5"/>B -&gt; ab</text:span></text:p>
      <text:p text:style-name="P3"><text:span text:style-name="T1">(C is unreachable state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4)<text:span text:style-name="T1"> S -&gt; aS / AB</text:span></text:p>
      <text:p text:style-name="P3"><text:span text:style-name="T1"><text:s text:c="4"/>A -&gt;bA</text:span></text:p>
      <text:p text:style-name="P3"><text:span text:style-name="T1"><text:s text:c="3"/>B -&gt; AA</text:span></text:p>
      <text:p text:style-name="P3"><text:span text:style-name="T1"/></text:p>
      <text:p text:style-name="P3"><text:soft-page-break/><text:span text:style-name="T1"><text:s/>=&gt; S -&gt; aS / AB</text:span></text:p>
      <text:p text:style-name="P3"><text:span text:style-name="T1"><text:s text:c="6"/>B -&gt; AA</text:span></text:p>
      <text:p text:style-name="P3"><text:span text:style-name="T1">(A is non-productive state)</text:span></text:p>
      <text:p text:style-name="P3"><text:span text:style-name="T1"/></text:p>
      <text:p text:style-name="P3"><text:span text:style-name="T1">=&gt; S -&gt; aS </text:span></text:p>
      <text:p text:style-name="P3"><text:span text:style-name="T1">(B is non-productive state)</text:span></text:p>
      <text:p text:style-name="P3"><text:span text:style-name="T1"/></text:p>
      <text:p text:style-name="P3"><text:span text:style-name="T1">=&gt; (S is non-productive state)</text:span></text:p>
      <text:p text:style-name="P3"><text:span text:style-name="T1">Therefore this grammer does not produce any langu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2:44:48.048130422</meta:creation-date>
    <dc:date>2020-03-26T23:11:56.016798406</dc:date>
    <meta:editing-duration>PT3M24S</meta:editing-duration>
    <meta:editing-cycles>1</meta:editing-cycles>
    <meta:document-statistic meta:table-count="0" meta:image-count="0" meta:object-count="0" meta:page-count="2" meta:paragraph-count="45" meta:word-count="179" meta:character-count="758" meta:non-whitespace-character-count="502"/>
    <meta:generator>LibreOffice/6.0.7.3$Linux_X86_64 LibreOffice_project/00m0$Build-3</meta:generator>
  </office:meta>
</office:document-meta>
</file>